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25-01-08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7792" calcext:value-type="float">
            <text:p>25.76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24-01-02 23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23-01-0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22-01-19 18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22-01-0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21-01-08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0568" calcext:value-type="float">
            <text:p>25.88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20-01-0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9-01-30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8-01-02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3952" calcext:value-type="float">
            <text:p>25.52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7-01-05 15:33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6-01-11 16:34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5-01-06 17:18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0904" calcext:value-type="float">
            <text:p>25.52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4-01-08 18:1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8608" calcext:value-type="float">
            <text:p>25.4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3-01-09 21:48:4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2-01-04 23:21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1616" calcext:value-type="float">
            <text:p>25.12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1-01-03 20:26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76" calcext:value-type="float">
            <text:p>25.13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10-01-06 15:10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9-01-07 16:21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8-01-09 18:47:1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3832" calcext:value-type="float">
            <text:p>24.56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7-01-10 18:36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7256" calcext:value-type="float">
            <text:p>24.52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6-01-05 16:35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5-01-06 22:16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4-01-07 21:25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3-01-07 18:3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2-01-07 17:48:3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1-01-09 16:2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2000-01-07 10:12:2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9-01-04 21:48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8-01-07 20:29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8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8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7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7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130100383801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